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xml" manifest:full-path="settings.xml"/>
  <manifest:file-entry manifest:media-type="image/png" manifest:full-path="Thumbnails/thumbnail.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h text:style-name="Heading_20_1" text:outline-level="1"><text:bookmark-start text:name="chastitys-resume-revolution"/>Chastity’s Resume Revolution<text:bookmark-end text:name="chastitys-resume-revolution"/></text:h>
      <text:h text:style-name="Heading_20_1" text:outline-level="1"><text:bookmark-start text:name="introduction"/>Introduction<text:bookmark-end text:name="introduction"/></text:h>
      <text:p text:style-name="First_20_paragraph">What you are about to read is my document containing my resume and plenty of additional details that short resume cannot cover. I use this information to create resumes depending on the need. This gives me a common source which allows me to keep the information up to date.</text:p>
      <text:p text:style-name="Text_20_body">One of the most valuable things I learned during my portfolio classes was the fact that resumes are required to be read by Artificial Intelligence before some of them are passed to an actual employer who may hire a person for the job.</text:p>
      <text:p text:style-name="Text_20_body">The implications of this are both negative and positive. On the one hand, it makes writing a good resume harder because it must be able to be read by a machine easily, but at the same time look good to an actual human. However, the addition of AI into the mix also means that there is theoretically an objective method by which a resume can be judged.</text:p>
      <text:p text:style-name="Text_20_body">I know that a resume is written for an employer to be able to read quickly because when they are reading hundreds of resumes, it is quite time-consuming to read them if they are too long. For the highest chances of obtaining a job, the applicant must have a resume of one or two pages.</text:p>
      <text:p text:style-name="Text_20_body">However, I also know that this system can lead to problems. First of all, if a resume is short, then certainly many details are left out. There is no way that one bullet point on my list of work history could explain everything I did in my over ten years at Hy-Vee. The information is also useless to someone who has neither shopped nor worked at the Hy-Vee grocery store.</text:p>
      <text:p text:style-name="Text_20_body">Similarly, many companies would expect the applicant to have experience in Microsoft Word, but what they wouldn’t know is that LibreOffice Writer could serve the same purposes as Microsoft Word and get the job done. Therefore, Free and Open-Source software experience will get overlooked by many employers who lack the education to know what they are reading on a resume.</text:p>
      <text:p text:style-name="Text_20_body">I am a Technical Writer. My best genre of writing is when I am writing about how to do something. I might be writing about how to play a game, use some kind of software tool, or the steps involved in publishing a book.</text:p>
      <text:h text:style-name="Heading_20_1" text:outline-level="1"><text:bookmark-start text:name="chastitys-resume"/>Chastity’s Resume<text:bookmark-end text:name="chastitys-resume"/></text:h>
      <text:h text:style-name="Heading_20_2" text:outline-level="2"><text:bookmark-start text:name="artist-author-chess-coach-and-technical-writer"/>Artist, Author, Chess Coach and, Technical Writer<text:bookmark-end text:name="artist-author-chess-coach-and-technical-writer"/></text:h>
      <text:p text:style-name="First_20_paragraph">Pen Name: Chastity White Rose</text:p>
      <text:p text:style-name="Text_20_body">Legal Name: Chandler Isaac Klebs</text:p>
      <text:p text:style-name="Text_20_body">Phone: (816) 844-2077</text:p>
      <text:p text:style-name="Text_20_body">Lee’s Summit, Missouri</text:p>
      <text:h text:style-name="Heading_20_2" text:outline-level="2"><text:bookmark-start text:name="email"/>Email<text:bookmark-end text:name="email"/></text:h>
      <text:list text:style-name="L1">
        <text:list-item>
          <text:p text:style-name="P1">chastitywhiterose@gmail.com</text:p>
        </text:list-item>
        <text:list-item>
          <text:p text:style-name="P1">chandlerklebs@gmail.com</text:p>
        </text:list-item>
      </text:list>
      <text:h text:style-name="Heading_20_2" text:outline-level="2"><text:bookmark-start text:name="websites"/>Websites<text:bookmark-end text:name="websites"/></text:h>
      <text:list text:style-name="L2">
        <text:list-item>
          <text:p text:style-name="P2"><text:a xlink:type="simple" xlink:href="https://chastitywhiterose.com/" office:name=""><text:span text:style-name="Definition">https://chastitywhiterose.com/</text:span></text:a></text:p>
        </text:list-item>
        <text:list-item>
          <text:p text:style-name="P2"><text:a xlink:type="simple" xlink:href="https://chastitychesschallenge.com/" office:name=""><text:span text:style-name="Definition">https://chastitychesschallenge.com/</text:span></text:a></text:p>
        </text:list-item>
        <text:list-item>
          <text:p text:style-name="P2"><text:a xlink:type="simple" xlink:href="https://www.linkedin.com/in/chastity-rose-96aaa492/" office:name=""><text:span text:style-name="Definition">https://www.linkedin.com/in/chastity-rose-96aaa492/</text:span></text:a></text:p>
        </text:list-item>
        <text:list-item>
          <text:p text:style-name="P2"><text:a xlink:type="simple" xlink:href="https://linktr.ee/chastitywhiterose" office:name=""><text:span text:style-name="Definition">https://linktr.ee/chastitywhiterose</text:span></text:a></text:p>
        </text:list-item>
      </text:list>
      <text:h text:style-name="Heading_20_2" text:outline-level="2"><text:bookmark-start text:name="summary"/>Summary<text:bookmark-end text:name="summary"/></text:h>
      <text:p text:style-name="First_20_paragraph">Chastity is a writer with a focus on making Chess accessible to low-income people through free and open-source software. She uses words, video recordings, and graphic design to teach Chess and other topics to as as many people as possible.</text:p>
      <text:h text:style-name="Heading_20_2" text:outline-level="2"><text:bookmark-start text:name="skills-and-applications"/>Skills and Applications:<text:bookmark-end text:name="skills-and-applications"/></text:h>
      <text:list text:style-name="L3">
        <text:list-item>
          <text:p text:style-name="P3">Markdown</text:p>
        </text:list-item>
        <text:list-item>
          <text:p text:style-name="P3">LibreOffice</text:p>
        </text:list-item>
        <text:list-item>
          <text:p text:style-name="P3">Simplenote</text:p>
        </text:list-item>
        <text:list-item>
          <text:p text:style-name="P3">Joplin</text:p>
        </text:list-item>
        <text:list-item>
          <text:p text:style-name="P3">Pandoc</text:p>
        </text:list-item>
        <text:list-item>
          <text:p text:style-name="P3">Microsoft Word</text:p>
        </text:list-item>
        <text:list-item>
          <text:p text:style-name="P3">En-Croissant</text:p>
        </text:list-item>
        <text:list-item>
          <text:p text:style-name="P3">ChessX</text:p>
        </text:list-item>
        <text:list-item>
          <text:p text:style-name="P3">LinkedIn</text:p>
        </text:list-item>
        <text:list-item>
          <text:p text:style-name="P3">Graphic Design (Inkscape and GIMP)</text:p>
        </text:list-item>
        <text:list-item>
          <text:p text:style-name="P3">Video Recording (OBS-Studio, Zoom, StreamYard)</text:p>
        </text:list-item>
        <text:list-item>
          <text:p text:style-name="P3">Audio/Video Editing (Audacity, Kdenlive)</text:p>
        </text:list-item>
      </text:list>
      <text:h text:style-name="Heading_20_2" text:outline-level="2"><text:bookmark-start text:name="education"/>Education:<text:bookmark-end text:name="education"/></text:h>
      <text:list text:style-name="L4">
        <text:list-item>
          <text:p text:style-name="P4">Associate of Applied Science in Creative Writing (A.A.S.) - July 2025 at Full Sail University, Winter Park, FL</text:p>
        </text:list-item>
        <text:list-item>
          <text:p text:style-name="P4">Game Business and Esports - B.S. (Incomplete Previous Program before Creative Writing)</text:p>
        </text:list-item>
      </text:list>
      <text:h text:style-name="Heading_20_2" text:outline-level="2"><text:bookmark-start text:name="work-experience"/>Work Experience:<text:bookmark-end text:name="work-experience"/></text:h>
      <text:h text:style-name="Heading_20_3" text:outline-level="3"><text:bookmark-start text:name="wal-mart"/>Wal-Mart<text:bookmark-end text:name="wal-mart"/></text:h>
      <text:list text:style-name="L5">
        <text:list-item>
          <text:p text:style-name="P5">Overnight Stock Team Associate - September 2023 - Present</text:p>
        </text:list-item>
        <text:list-item>
          <text:p text:style-name="P5">Stock Food and General Merchandise depending on what is delivered.</text:p>
        </text:list-item>
        <text:list-item>
          <text:p text:style-name="P5">Remove trash and pallets from the floor before customers arrive in the morning and then assist customers in finding and purchasing merchandise.</text:p>
        </text:list-item>
        <text:list-item>
          <text:p text:style-name="P5">Report work progress to coaches and team leads and inform them of any unethical or illegal activity.</text:p>
        </text:list-item>
      </text:list>
      <text:h text:style-name="Heading_20_3" text:outline-level="3"><text:bookmark-start text:name="hy-vee"/>Hy-Vee<text:bookmark-end text:name="hy-vee"/></text:h>
      <text:list text:style-name="L6">
        <text:list-item>
          <text:p text:style-name="P6">Floral Clerk and other Departments - October 2012 - July 2023</text:p>
        </text:list-item>
        <text:list-item>
          <text:p text:style-name="P6">Started as a Courtesy Clerk: Sacking groceries and bringing in carts.</text:p>
        </text:list-item>
        <text:list-item>
          <text:p text:style-name="P6">Stocked Health Market and helped customers find things for their dietary needs.</text:p>
        </text:list-item>
        <text:list-item>
          <text:p text:style-name="P6">Wrote down Floral Delivery orders both in person and over the phone. Prepared these orders for pickup or delivery.</text:p>
        </text:list-item>
        <text:list-item>
          <text:p text:style-name="P6">Watered plants, sold items to customers and cleaned the shop before closing.</text:p>
        </text:list-item>
      </text:list>
      <text:h text:style-name="Heading_20_3" text:outline-level="3"><text:bookmark-start text:name="brillient"/>Brillient<text:bookmark-end text:name="brillient"/></text:h>
      <text:list text:style-name="L7">
        <text:list-item>
          <text:p text:style-name="P7">General Clerk - June 2019 - April 2021</text:p>
        </text:list-item>
        <text:list-item>
          <text:p text:style-name="P7">Kept records and tracked files at the National Records Center containing 17 million files</text:p>
        </text:list-item>
        <text:list-item>
          <text:p text:style-name="P7">Sorted incoming files to the facility and entered their numbers into the computer database managed by the Department of Homeland Security.</text:p>
        </text:list-item>
        <text:list-item>
          <text:p text:style-name="P7">Placed files on the shelves and kept record digitally and on paper where they were placed.</text:p>
        </text:list-item>
      </text:list>
      <text:h text:style-name="Heading_20_3" text:outline-level="3"><text:bookmark-start text:name="gamestop"/>GameStop<text:bookmark-end text:name="gamestop"/></text:h>
      <text:list text:style-name="L8">
        <text:list-item>
          <text:p text:style-name="P8">Game Advisor - June 2022 - February 2024</text:p>
        </text:list-item>
        <text:list-item>
          <text:p text:style-name="P8">Helped customers find the games they were looking for.</text:p>
        </text:list-item>
        <text:list-item>
          <text:p text:style-name="P8">Answered technical questions based on experience and the reading materials employees were given.</text:p>
        </text:list-item>
        <text:list-item>
          <text:p text:style-name="P8">Promoted the Pro-Membership that Gamestop offered and how it saves money to recurring customers of over $60 annually.</text:p>
        </text:list-item>
      </text:list>
      <text:h text:style-name="Heading_20_2" text:outline-level="2"><text:bookmark-start text:name="written-publications"/>Written Publications<text:bookmark-end text:name="written-publications"/></text:h>
      <text:list text:style-name="L9">
        <text:list-item>
          <text:p text:style-name="P9"><text:a xlink:type="simple" xlink:href="https://www.amazon.com/dp/B0F44DG4XD" office:name=""><text:span text:style-name="Definition">Chastity’s Chess Chapters</text:span></text:a> - paperback and ebook to train new and advanced Chess players.</text:p>
        </text:list-item>
        <text:list-item>
          <text:p text:style-name="P9"><text:a xlink:type="simple" xlink:href="https://www.amazon.com/dp/B08YDT2XQG" office:name=""><text:span text:style-name="Definition">Chandler’s Honesty</text:span></text:a> - a series of mental health conversations with a unicorn.</text:p>
        </text:list-item>
        <text:list-item>
          <text:p text:style-name="P9"><text:a xlink:type="simple" xlink:href="https://adelaidebooks.org/the-elevator-debate" office:name=""><text:span text:style-name="Definition">The Elevator Debate</text:span></text:a> - A flash fiction story about political disagreement between co-workers.</text:p>
        </text:list-item>
      </text:list>
      <text:h text:style-name="Heading_20_2" text:outline-level="2"><text:bookmark-start text:name="video-game-publications"/>Video Game Publications<text:bookmark-end text:name="video-game-publications"/></text:h>
      <text:list text:style-name="L10">
        <text:list-item>
          <text:p text:style-name="P10"><text:a xlink:type="simple" xlink:href="https://store.steampowered.com/app/1986120/Chaste_Tris/" office:name=""><text:span text:style-name="Definition">Chaste Tris</text:span></text:a> - A relaxing clone of Tetris with no gravity.</text:p>
        </text:list-item>
        <text:list-item>
          <text:p text:style-name="P10"><text:a xlink:type="simple" xlink:href="https://chastitywhiterose.itch.io/cpu-chaste-chess" office:name=""><text:span text:style-name="Definition">Chaste Chess</text:span></text:a> - A small tool for creative animations of Chess games.</text:p>
        </text:list-item>
      </text:list>
      <text:h text:style-name="Heading_20_1" text:outline-level="1"><text:bookmark-start text:name="software-skills"/>Software Skills<text:bookmark-end text:name="software-skills"/></text:h>
      <text:p text:style-name="First_20_paragraph">I have provided a summary of the top skills or software tools I have experience in.</text:p>
      <text:h text:style-name="Heading_20_2" text:outline-level="2"><text:bookmark-start text:name="markdown"/>Markdown<text:bookmark-end text:name="markdown"/></text:h>
      <text:p text:style-name="First_20_paragraph">Markdown is a Markup language that is an alternative to HTML. I have used it to save me time when writing books and essays for school assignments. The strength of Markdown is that it does not depend on specific software or operating systems because it is a pure text language.</text:p>
      <text:h text:style-name="Heading_20_2" text:outline-level="2"><text:bookmark-start text:name="libreoffice"/>LibreOffice<text:bookmark-end text:name="libreoffice"/></text:h>
      <text:p text:style-name="First_20_paragraph">I have been using LibreOffice, and its older relative OpenOffice, since my teenage years. The Writer part of the LibreOffice suite is what I have used for all documents where page sizes and numbers mattered. It was the only program I needed to publish my paperback books through Amazon from 2013 to 2024. After that, I started using Markdown in combination with LibreOffice to support quick writing and then formatting adjustments with LibreOffice when necessary.</text:p>
      <text:h text:style-name="Heading_20_2" text:outline-level="2"><text:bookmark-start text:name="microsoft-word"/>Microsoft Word<text:bookmark-end text:name="microsoft-word"/></text:h>
      <text:p text:style-name="First_20_paragraph">I learned to use Microsoft Word during my time at Full Sail University. I never had much personal interest in it because it would cost money to pay for a subscription, but it is not very different from LibreOffice Writer and can be used for any of the same tasks.</text:p>
      <text:h text:style-name="Heading_20_2" text:outline-level="2"><text:bookmark-start text:name="inkscape"/>Inkscape<text:bookmark-end text:name="inkscape"/></text:h>
      <text:p text:style-name="First_20_paragraph">Inkscape is the vector graphics program I use, which is equivalent to Adobe Illustrator in features. I used it to design all the pictures for my Chess book because I needed all the pieces and squares perfectly aligned to a grid. If someone needs a simple image made, I can usually come up with something in Inkscape quick. I once designed a logo for someone, and they paid me $200 because they were very pleased with it.</text:p>
      <text:h text:style-name="Heading_20_2" text:outline-level="2"><text:bookmark-start text:name="video-production"/>Video Production<text:bookmark-end text:name="video-production"/></text:h>
      <text:p text:style-name="First_20_paragraph">I can stream and record videos using OBS Studio. Once I have a video file, I can do some basic editing such as clipping, joining, and adding text and audio to any part of a video. I use Kdenlive as my video editor because it has the most features of any Open Source video editor I use.</text:p>
      <text:h text:style-name="Heading_20_2" text:outline-level="2"><text:bookmark-start text:name="chess-teaching"/>Chess Teaching<text:bookmark-end text:name="chess-teaching"/></text:h>
      <text:p text:style-name="First_20_paragraph">I am highly skilled at playing Chess as well as using the previously mentioned skills to write, design pictures, and record videos designed for teaching the rules and my favorite strategies for winning at Chess. More than anything, Chess can be used to measure the intelligence and patience of a person. The number one reason people lose at Chess and in life is because they resign too easily.</text:p>
      <text:h text:style-name="Heading_20_2" text:outline-level="2"><text:bookmark-start text:name="detailed-education-and-work-history"/>Detailed Education and Work History:<text:bookmark-end text:name="detailed-education-and-work-history"/></text:h>
      <text:p text:style-name="First_20_paragraph">In 2023, I made the move to continue my education and go into the entirely new fields of writing and teaching Chess. It was a Chess Journalist by the name of Tarjei J. Svensen who gave me the idea to combine writing with my love of the game of Chess. I especially take notice of news related to LGBTQIA issues and Gender Inequality in the world of competitive Chess.</text:p>
      <text:p text:style-name="Text_20_body">But as good as I am at playing and teaching Chess, I seem to be even better at using free and Open-Source software to create high-quality PDF and EPUB files, which can be printed or viewed on any digital screen.</text:p>
      <text:p text:style-name="Text_20_body">My dream is to use the skills I have learned to enable the poor, elderly, and disabled people write and publish their books.</text:p>
      <text:p text:style-name="Text_20_body">I also have a special interest in writing about software and how to use it. This kind of Technical Writing can apply to anything I have knowledge and experience with.</text:p>
      <text:p text:style-name="Text_20_body">These skills can be used for writing tutorials or documentation for how a product or service should be used. Writing of technical details could be anything from the very fun (how to play a video game), to the very boring and serious (how to take a medication and list all the possible side effects to watch for).</text:p>
      <text:p text:style-name="Text_20_body">Being a Technical Writer is general-purpose enough that it can apply to anything. I will prove this point by explaining each of my previous jobs and their possible relevance to my future as a writer.</text:p>
      <text:h text:style-name="Heading_20_1" text:outline-level="1"><text:bookmark-start text:name="hy-vee-1"/>Hy-Vee<text:bookmark-end text:name="hy-vee-1"/></text:h>
      <text:p text:style-name="First_20_paragraph">My first job was with Hy-Vee. I was a Courtesy Clerk, which is a fancy term for someone who sacks groceries, helps customers load their car, and brings in the carts.</text:p>
      <text:p text:style-name="Text_20_body">Over time, I moved into stocking the Health Market and other departments, where I helped many customers find things because I was one of the few people they saw to even ask for help.</text:p>
      <text:p text:style-name="Text_20_body">But the job I am most proud of was my role as a Floral Clerk. I was trained in watering the plants the correct amount, writing customer orders over the phone or in person, acting as a cashier at the register, and getting orders ready for delivery.</text:p>
      <text:p text:style-name="Text_20_body">When taking Floral orders, every detail mattered. We had to know who we were delivering to, their address, phone number, and instructions for what to do if they were not home to answer the door.</text:p>
      <text:p text:style-name="Text_20_body">We also had to know what was being delivered, if it was not hand-picked by the customer from what we already had pre-made. Many times, customers would come in to order flowers for a funeral or a wedding. I would show them pictures from the books we had and then copy them with the copy machine in the store and write down the product numbers on the example arrangements from the book. The manager and designers would sometimes have to establish the final cost at a later time when they were in.</text:p>
      <text:p text:style-name="Text_20_body">I frequently closed the shop and was the only employee there in the evenings. I wrote down all orders, answered every phone call possible, and made plenty of arrangements myself in front of customers, and met their satisfaction when they wanted to give flowers to their friends, mother, wife, or girlfriend.</text:p>
      <text:p text:style-name="Text_20_body">I was very good at this position, but was forced to leave because Hy-Vee refused to allow me to move up to a full-time position. They said I had no skills or qualifications for anything. My customers and former co-workers would disagree. I could not make a living on 16 hours a week, and so I resigned permanently in July of 2023.</text:p>
      <text:h text:style-name="Heading_20_1" text:outline-level="1"><text:bookmark-start text:name="brillient-1"/>Brillient<text:bookmark-end text:name="brillient-1"/></text:h>
      <text:p text:style-name="First_20_paragraph">Brillient is a government contract company that manages various things for federal agencies.</text:p>
      <text:p text:style-name="Text_20_body">In my role as a General Clerk, I was responsible for sorting, scanning, and shelving hundreds of files per day that came into the National Records Center. It was not my job to know what the files were about. My department’s job was to keep track of the files and store them with both digital and paper documentation. Because of my technical skills, I was briefly placed as temporary General Clerk 2 during the COVID pandemic when we had to limit the number of people in the building. I reported to my supervisor by email and phone while she was absent. I learned how to use the database of the Department of Homeland Security to identify where a file was and locate it when it was requested. Managing 17 million files in that facility alone was an incredible task.</text:p>
      <text:p text:style-name="Text_20_body">Due to the sensitive nature of the documents, a government clearance is required for this position. The government and my supervisor trusted me, but an unfortunate knee injury left me unable to perform my duties, and I was given the choice to either be fired or resign. I then resigned and spent months regaining the ability to walk.</text:p>
      <text:p text:style-name="Text_20_body">I also worked at Hy-Vee on and off during some of the time I was at this job. After it ended, I went back to working regularly at Hy-Vee in Independence until transferring back to my original Lees Summit # Hy-Vee, where I first started.</text:p>
      <text:h text:style-name="Heading_20_1" text:outline-level="1"><text:bookmark-start text:name="gamestop-1"/>Gamestop<text:bookmark-end text:name="gamestop-1"/></text:h>
      <text:p text:style-name="First_20_paragraph">Besides working at Hy-Vee, I also started working part-time at GameStop in 2022. I was cleaning the shop and helping customers find the video games they were looking for. I enjoyed this job a lot, and it felt more like play than work. I never worked enough hours to make a significant amount of money, but I enjoyed it until I became too busy with Walmart later on.</text:p>
      <text:h text:style-name="Heading_20_1" text:outline-level="1"><text:bookmark-start text:name="walmart"/>Walmart<text:bookmark-end text:name="walmart"/></text:h>
      <text:p text:style-name="First_20_paragraph">My job with Walmart started in September of 2023. Of the many places I applied to after leaving Hy-Vee, Walmart gave me the job of Overnight Stocker because it was the biggest need at the time. My experience with Hy-Vee served me well, but I found this job much easier than my time as a Hy-Vee Floral clerk because I was part of a team rather than being left alone with all the responsibility I had in the Floral Department.</text:p>
      <text:p text:style-name="Text_20_body">Stocking all the products overnight at Walmart is a very physical job. Pulling heavy pallets and lifting heavy boxes in some departments is often more than what my limited strength allows. However, I have done well in this job because I show up more reliably than many others who don’t show up to work. We are eternally understaffed because people don’t usually stay as long as I have.</text:p>
      <text:p text:style-name="Text_20_body">Working the overnight shift is something many people find difficult because working all night and then sleeping during the day does not allow for having a family or social life. However, my lack of friends, self-motivated personality, and strategy allow me to get work done even if I have to come in early or stay late to cover for work that others did not show up to complete.</text:p>
      <text:p text:style-name="Text_20_body">My job at Walmart doesn’t involve any writing other than texting my team leads and coaches questions or reports on what I have gotten done so far. However, I have worked this job while I was also attending online school in my Full Sail University Creative Writing program. I consider my job with Walmart to be useful for keeping my body active while my mind is busy with my other responsibilities for my planned writing career.</text:p>
      <text:p text:style-name="Text_20_body">I often wonder if there are any roles involving writing or technology that I could obtain at Walmart. My current job as an overnight stocker is nice, but it does not use my computer skills or the detailed writing that is enhanced by my autistic bra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tyle:writing-mode="lr-tb" svg:stroke-color="#3465a4" fo:wrap-option="wrap"/>
      <style:paragraph-properties style:font-independent-line-spacing="false" style:line-break="strict" style:text-autospace="ideograph-alpha" style:writing-mode="lr-tb" loext:tab-stop-distance="0in">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opacity="0%"/>
    </style:default-style>
    <style:default-style style:family="paragraph">
      <style:paragraph-properties style:line-break="strict" style:punctuation-wrap="hanging" style:tab-stop-distance="0.4925in" style:text-autospace="ideograph-alpha" style:writing-mode="page" fo:hyphenation-keep="auto" fo:hyphenation-ladder-count="no-limit" loext:hyphenation-keep-type="column"/>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Caption" style:parent-style-name="Caption"/>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master-page-name="" style:name="Heading_20_1" style:next-style-name="Text_20_body" style:parent-style-name="Heading">
      <style:paragraph-properties style:page-number="auto" fo:break-before="page"/>
      <style:text-properties style:font-size-asian="115%" style:font-size-complex="115%" style:font-weight-asian="bold" style:font-weight-complex="bold" fo:font-size="115%" fo:font-weight="bold"/>
    </style:style>
    <style:style style:class="text" style:default-outline-level="2" style:display-name="Heading 2" style:family="paragraph" style:master-page-name="" style:name="Heading_20_2" style:next-style-name="Text_20_body" style:parent-style-name="Heading">
      <style:paragraph-properties style:page-number="auto"/>
      <style:text-properties style:font-size-asian="14pt" style:font-size-complex="14pt" style:font-style-asian="italic" style:font-style-complex="italic" style:font-weight-asian="bold" style:font-weight-complex="bold" fo:font-size="14pt" fo:font-style="normal"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country="none" fo:font-family="'Courier New'"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country="none" fo:font-family="'Courier New'"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loext:theme loext:name="Office">
      <loext:theme-colors loext:name="LibreOffice">
        <loext:color loext:color="#000000" loext:name="dark1"/>
        <loext:color loext:color="#ffffff" loext:name="light1"/>
        <loext:color loext:color="#000000" loext:name="dark2"/>
        <loext:color loext:color="#ffffff" loext:name="light2"/>
        <loext:color loext:color="#18a303" loext:name="accent1"/>
        <loext:color loext:color="#0369a3" loext:name="accent2"/>
        <loext:color loext:color="#a33e03" loext:name="accent3"/>
        <loext:color loext:color="#8e03a3" loext:name="accent4"/>
        <loext:color loext:color="#c99c00" loext:name="accent5"/>
        <loext:color loext:color="#c9211e" loext:name="accent6"/>
        <loext:color loext:color="#0000ee" loext:name="hyperlink"/>
        <loext:color loext:color="#551a8b"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0.5in" fo:margin-left="0.5in" fo:margin-right="0.5in" fo:margin-top="0.5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
    <dc:description/>
    <dc:subject/>
    <meta:keyword/>
    <meta:initial-creator/>
    <dc:creator/>
    <meta:creation-date>2025-05-20T09:36:00Z</meta:creation-date>
    <dc:date>2025-05-20T09:36:00Z</dc:date>
  </office:meta>
</office:document-meta>
</file>